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draw:shadow="hidden"/>
    </style:style>
    <style:style style:name="gr2" style:family="graphic" style:parent-style-name="standard">
      <style:graphic-properties draw:stroke="solid" svg:stroke-width="0.009cm" svg:stroke-color="#c8c8c8" svg:stroke-opacity="100%" draw:stroke-linejoin="round" svg:stroke-linecap="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883cm" fo:min-width="2.54cm" fo:padding-top="0.035cm" fo:padding-bottom="0.035cm" fo:padding-left="0.035cm" fo:padding-right="0.035cm"/>
    </style:style>
    <style:style style:name="gr4" style:family="graphic" style:parent-style-name="standard">
      <style:graphic-properties draw:stroke="none" draw:fill="solid" draw:fill-color="#bdd0e9" draw:shadow="hidden"/>
    </style:style>
    <style:style style:name="gr5" style:family="graphic" style:parent-style-name="standard">
      <style:graphic-properties draw:stroke="solid" svg:stroke-width="0.026cm" svg:stroke-color="#e8ebef" svg:stroke-opacity="100%" draw:stroke-linejoin="round" svg:stroke-linecap="round" draw:fill="none" fo:padding-top="0.138cm" fo:padding-bottom="0.138cm" fo:padding-left="0.263cm" fo:padding-right="0.263cm" draw:shadow="hidden"/>
    </style:style>
    <style:style style:name="gr6" style:family="graphic" style:parent-style-name="standard">
      <style:graphic-properties draw:stroke="none" draw:fill="none" draw:textarea-vertical-align="middle" fo:min-height="2.153cm" fo:min-width="2.54cm" fo:padding-top="0.035cm" fo:padding-bottom="0.035cm" fo:padding-left="0.035cm" fo:padding-right="0.035cm"/>
    </style:style>
    <style:style style:name="gr7" style:family="graphic" style:parent-style-name="standard">
      <style:graphic-properties draw:stroke="solid" svg:stroke-width="0.035cm" svg:stroke-color="#5b9bd5" draw:marker-end="Marker_5f_0" draw:marker-end-width="0.344cm" svg:stroke-opacity="100%" draw:stroke-linejoin="round" svg:stroke-linecap="round" draw:fill="none" fo:padding-top="0.142cm" fo:padding-bottom="0.142cm" fo:padding-left="0.267cm" fo:padding-right="0.267cm" draw:shadow="hidden"/>
    </style:style>
    <style:style style:name="gr8"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9"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draw:shadow="hidden"/>
    </style:style>
    <style:style style:name="gr10" style:family="graphic" style:parent-style-name="standard">
      <style:graphic-properties draw:stroke="none" draw:fill="none" draw:textarea-vertical-align="middle" fo:min-height="2.311cm" fo:min-width="2.54cm" fo:padding-top="0.035cm" fo:padding-bottom="0.035cm" fo:padding-left="0.035cm" fo:padding-right="0.035cm"/>
    </style:style>
    <style:style style:name="gr11" style:family="graphic" style:parent-style-name="standard">
      <style:graphic-properties draw:stroke="none" draw:fill="none" draw:textarea-vertical-align="middle" fo:min-height="1.438cm" fo:min-width="2.54cm" fo:padding-top="0.035cm" fo:padding-bottom="0.035cm" fo:padding-left="0.035cm" fo:padding-right="0.035cm"/>
    </style:style>
    <style:style style:name="gr12" style:family="graphic" style:parent-style-name="standard">
      <style:graphic-properties draw:stroke="none" draw:fill="none" draw:textarea-vertical-align="middle" fo:min-height="0.283cm" fo:min-width="2.54cm" fo:padding-top="0.035cm" fo:padding-bottom="0.035cm" fo:padding-left="0.035cm" fo:padding-right="0.035cm"/>
    </style:style>
    <style:style style:name="gr13" style:family="graphic" style:parent-style-name="standard">
      <style:graphic-properties draw:stroke="none" draw:fill="solid" draw:fill-color="#ffd965" draw:shadow="hidden"/>
    </style:style>
    <style:style style:name="gr14" style:family="graphic" style:parent-style-name="standard">
      <style:graphic-properties draw:stroke="none" draw:fill="none" draw:textarea-vertical-align="middle" fo:min-height="0.724cm" fo:min-width="2.54cm" fo:padding-top="0.035cm" fo:padding-bottom="0.035cm" fo:padding-left="0.035cm" fo:padding-right="0.035cm"/>
    </style:style>
    <style:style style:name="gr15" style:family="graphic" style:parent-style-name="standard">
      <style:graphic-properties draw:stroke="none" draw:fill="none" draw:textarea-vertical-align="middle" fo:min-height="1.954cm" fo:min-width="2.54cm" fo:padding-top="0.035cm" fo:padding-bottom="0.035cm" fo:padding-left="0.035cm" fo:padding-right="0.035cm"/>
    </style:style>
    <style:style style:name="gr16" style:family="graphic" style:parent-style-name="standard">
      <style:graphic-properties draw:stroke="none" draw:fill="none" draw:textarea-vertical-align="middle" fo:min-height="1.597cm" fo:min-width="2.54cm" fo:padding-top="0.035cm" fo:padding-bottom="0.035cm" fo:padding-left="0.035cm" fo:padding-right="0.035cm"/>
    </style:style>
    <style:style style:name="gr17" style:family="graphic" style:parent-style-name="standard">
      <style:graphic-properties draw:stroke="none" svg:stroke-color="#000000" draw:fill="none" draw:fill-color="#ffffff" fo:min-height="4.068cm"/>
    </style:style>
    <style:style style:name="P1" style:family="paragraph">
      <loext:graphic-properties draw:fill="solid" draw:fill-color="#000000"/>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solid" draw:fill-color="#bdd0e9"/>
    </style:style>
    <style:style style:name="P5" style:family="paragraph">
      <loext:graphic-properties draw:fill="solid" draw:fill-color="#ffd965"/>
    </style:style>
    <style:style style:name="P6" style:family="paragraph">
      <style:text-properties fo:font-size="12pt" style:font-size-asian="12pt" style:font-size-complex="12pt"/>
    </style:style>
    <style:style style:name="P7" style:family="paragraph">
      <loext:graphic-properties draw:fill="none" draw:fill-color="#ffffff"/>
      <style:text-properties fo:font-size="12pt" style:font-size-asian="12pt" style:font-size-complex="12pt"/>
    </style:style>
    <style:style style:name="T1" style:family="text">
      <style:text-properties fo:color="#feffff" style:font-name="Calibri1" fo:font-size="8pt" style:font-name-asian="Calibri1" style:font-size-asian="8pt" style:font-name-complex="Calibri1" style:font-size-complex="8pt"/>
    </style:style>
    <style:style style:name="T2" style:family="text">
      <style:text-properties fo:color="#4f88bb" style:font-name="Calibri1" fo:font-size="8pt" style:font-name-asian="Calibri1" style:font-size-asian="8pt" style:font-name-complex="Calibri1" style:font-size-complex="8pt"/>
    </style:style>
    <style:style style:name="T3" style:family="text">
      <style:text-properties fo:color="#000000" style:font-name="Calibri1" fo:font-size="8pt" fo:background-color="#ffffff" style:font-name-asian="Calibri1" style:font-size-asian="8pt" style:font-name-complex="Calibri1" style:font-size-complex="8pt"/>
    </style:style>
    <style:style style:name="T4" style:family="text">
      <style:text-properties fo:color="#5b9bd5" style:font-name="Calibri1" fo:font-size="8pt" style:font-name-asian="Calibri1" style:font-size-asian="8pt" style:font-name-complex="Calibri1" style:font-size-complex="8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g>
            <draw:polygon draw:style-name="gr1" draw:text-style-name="P1" draw:layer="layout" svg:width="2.223cm" svg:height="0.953cm" svg:x="17.145cm" svg:y="1.129cm" svg:viewBox="0 0 2224 954" draw:points="0,954 2224,954 2224,0 0,0">
              <text:p/>
            </draw:polygon>
            <draw:polygon draw:style-name="gr2" draw:text-style-name="P2" draw:layer="layout" svg:width="2.223cm" svg:height="0.953cm" svg:x="17.145cm" svg:y="1.129cm" svg:viewBox="0 0 2224 954" draw:points="0,954 2224,954 2224,0 0,0">
              <text:p/>
            </draw:polygon>
          </draw:g>
          <draw:frame draw:style-name="gr3" draw:text-style-name="P2" draw:layer="layout" svg:width="2.223cm" svg:height="0.953cm" svg:x="17.145cm" svg:y="1.129cm">
            <draw:text-box>
              <text:p text:style-name="P3"><text:span text:style-name="T1">Satellite</text:span></text:p>
            </draw:text-box>
          </draw:frame>
        </draw:g>
        <draw:g>
          <draw:polygon draw:style-name="gr4" draw:text-style-name="P4" draw:layer="layout" svg:width="10.16cm" svg:height="11.192cm" svg:x="4.128cm" svg:y="0.908cm" svg:viewBox="0 0 10161 11193" draw:points="0,11193 10161,11193 10161,0 0,0">
            <text:p/>
          </draw:polygon>
          <draw:polygon draw:style-name="gr5" draw:text-style-name="P2" draw:layer="layout" svg:width="10.16cm" svg:height="11.192cm" svg:x="4.128cm" svg:y="0.908cm" svg:viewBox="0 0 10161 11193" draw:points="0,11193 10161,11193 10161,0 0,0">
            <text:p/>
          </draw:polygon>
        </draw:g>
        <draw:g>
          <draw:g>
            <draw:path draw:style-name="gr1" draw:text-style-name="P1" draw:layer="layout" svg:width="2.223cm" svg:height="2.223cm" svg:x="10.795cm" svg:y="1.605cm" svg:viewBox="0 0 2224 2224" svg:d="M0 1112c0-205 47-379 149-556s230-305 407-407 351-149 556-149 379 47 556 149 305 230 407 407 149 351 149 556c0 205-47 379-149 556s-230 305-407 407-351 149-556 149-379-47-556-149-305-230-407-407-149-351-149-556z">
              <text:p/>
            </draw:path>
            <draw:path draw:style-name="gr2" draw:text-style-name="P2" draw:layer="layout" svg:width="2.223cm" svg:height="2.223cm" svg:x="10.795cm" svg:y="1.605cm" svg:viewBox="0 0 2224 2224" svg:d="M0 1112c0-205 47-379 149-556s230-305 407-407 351-149 556-149 379 47 556 149 305 230 407 407 149 351 149 556c0 205-47 379-149 556s-230 305-407 407-351 149-556 149-379-47-556-149-305-230-407-407-149-351-149-556z">
              <text:p/>
            </draw:path>
          </draw:g>
          <draw:frame draw:style-name="gr6" draw:text-style-name="P2" draw:layer="layout" svg:width="2.223cm" svg:height="2.223cm" svg:x="10.795cm" svg:y="1.605cm">
            <draw:text-box>
              <text:p text:style-name="P3"><text:span text:style-name="T1">Convert data to a readable format</text:span></text:p>
            </draw:text-box>
          </draw:frame>
        </draw:g>
        <draw:g>
          <draw:polyline draw:style-name="gr7" draw:text-style-name="P2" draw:layer="layout" svg:width="4.128cm" svg:height="1.111cm" svg:x="13.017cm" svg:y="1.605cm" svg:viewBox="0 0 4129 1112" draw:points="4129,0 3494,0 3494,1112 0,1112">
            <text:p/>
          </draw:polyline>
          <draw:frame draw:style-name="gr8" draw:text-style-name="P2" draw:layer="layout" svg:width="1.411cm" svg:height="1.009cm" svg:x="14.931cm" svg:y="2.212cm">
            <draw:text-box>
              <text:p text:style-name="P3"><text:span text:style-name="T2">GPS Data</text:span></text:p>
            </draw:text-box>
          </draw:frame>
        </draw:g>
        <draw:g>
          <draw:path draw:style-name="gr9" draw:text-style-name="P2" draw:layer="layout" svg:width="1.905cm" svg:height="0.953cm" svg:x="4.128cm" svg:y="1.861cm" svg:viewBox="0 0 1906 954" svg:d="M0 954h1906M0 0h1906">
            <text:p/>
          </draw:path>
          <draw:frame draw:style-name="gr3" draw:text-style-name="P2" draw:layer="layout" svg:width="1.905cm" svg:height="0.953cm" svg:x="4.128cm" svg:y="1.861cm">
            <draw:text-box>
              <text:p text:style-name="P3"><text:span text:style-name="T3">Local Storage</text:span></text:p>
            </draw:text-box>
          </draw:frame>
        </draw:g>
        <draw:g>
          <draw:polyline draw:style-name="gr7" draw:text-style-name="P2" draw:layer="layout" svg:width="4.763cm" svg:height="0.379cm" svg:x="6.032cm" svg:y="2.337cm" svg:viewBox="0 0 4764 380" draw:points="4764,380 4129,380 4129,0 0,0">
            <text:p/>
          </draw:polyline>
          <draw:frame draw:style-name="gr8" draw:text-style-name="P2" draw:layer="layout" svg:width="2.532cm" svg:height="1.009cm" svg:x="7.338cm" svg:y="1.833cm">
            <draw:text-box>
              <text:p text:style-name="P3"><text:span text:style-name="T2">Readable GPS Data</text:span></text:p>
            </draw:text-box>
          </draw:frame>
        </draw:g>
        <draw:g>
          <draw:g>
            <draw:path draw:style-name="gr1" draw:text-style-name="P1" draw:layer="layout" svg:width="2.381cm" svg:height="2.381cm" svg:x="6.032cm" svg:y="5.036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6.032cm" svg:y="5.036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6.032cm" svg:y="5.036cm">
            <draw:text-box>
              <text:p text:style-name="P3"><text:span text:style-name="T1">Create GPS packet</text:span></text:p>
            </draw:text-box>
          </draw:frame>
        </draw:g>
        <draw:g>
          <draw:polyline draw:style-name="gr7" draw:text-style-name="P2" draw:layer="layout" svg:width="4.683cm" svg:height="1.208cm" svg:x="7.223cm" svg:y="3.828cm" svg:viewBox="0 0 4684 1209" draw:points="4684,0 4684,636 0,636 0,1209">
            <text:p/>
          </draw:polyline>
          <draw:frame draw:style-name="gr8" draw:text-style-name="P2" draw:layer="layout" svg:width="2.532cm" svg:height="1.009cm" svg:x="8.33cm" svg:y="3.958cm">
            <draw:text-box>
              <text:p text:style-name="P3"><text:span text:style-name="T2">Readable GPS Data</text:span></text:p>
            </draw:text-box>
          </draw:frame>
        </draw:g>
        <draw:g>
          <draw:g>
            <draw:path draw:style-name="gr1" draw:text-style-name="P1" draw:layer="layout" svg:width="2.381cm" svg:height="2.381cm" svg:x="10.716cm" svg:y="5.036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10.716cm" svg:y="5.036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10.716cm" svg:y="5.036cm">
            <draw:text-box>
              <text:p text:style-name="P3"><text:span text:style-name="T1">Broadcast Packet</text:span></text:p>
            </draw:text-box>
          </draw:frame>
        </draw:g>
        <draw:g>
          <draw:line draw:style-name="gr7" draw:text-style-name="P2" draw:layer="layout" svg:x1="8.414cm" svg:y1="6.227cm" svg:x2="10.715cm" svg:y2="6.227cm">
            <text:p/>
          </draw:line>
          <draw:frame draw:style-name="gr8" draw:text-style-name="P2" draw:layer="layout" svg:width="1.627cm" svg:height="1.009cm" svg:x="8.751cm" svg:y="5.722cm">
            <draw:text-box>
              <text:p text:style-name="P3"><text:span text:style-name="T2">GPS Packet</text:span></text:p>
            </draw:text-box>
          </draw:frame>
        </draw:g>
        <draw:g>
          <draw:g>
            <draw:polygon draw:style-name="gr1" draw:text-style-name="P1" draw:layer="layout" svg:width="3.651cm" svg:height="1.508cm" svg:x="15.002cm" svg:y="8.114cm" svg:viewBox="0 0 3652 1509" draw:points="0,1509 3652,1509 3652,0 0,0">
              <text:p/>
            </draw:polygon>
            <draw:polygon draw:style-name="gr2" draw:text-style-name="P2" draw:layer="layout" svg:width="3.651cm" svg:height="1.508cm" svg:x="15.002cm" svg:y="8.114cm" svg:viewBox="0 0 3652 1509" draw:points="0,1509 3652,1509 3652,0 0,0">
              <text:p/>
            </draw:polygon>
          </draw:g>
          <draw:frame draw:style-name="gr11" draw:text-style-name="P2" draw:layer="layout" svg:width="3.651cm" svg:height="1.508cm" svg:x="15.002cm" svg:y="8.114cm">
            <draw:text-box>
              <text:p text:style-name="P3"><text:span text:style-name="T1">Mesh Network</text:span></text:p>
            </draw:text-box>
          </draw:frame>
        </draw:g>
        <draw:g>
          <draw:polyline draw:style-name="gr7" draw:text-style-name="P2" draw:layer="layout" svg:width="1.905cm" svg:height="2.641cm" svg:x="13.097cm" svg:y="6.227cm" svg:viewBox="0 0 1906 2642" draw:points="0,0 1271,0 1271,2642 1906,2642">
            <text:p/>
          </draw:polyline>
          <draw:frame draw:style-name="gr8" draw:text-style-name="P2" draw:layer="layout" svg:width="1.411cm" svg:height="0.621cm" svg:x="13.661cm" svg:y="6.919cm">
            <draw:text-box>
              <text:p text:style-name="P3"><text:span text:style-name="T2">Packet</text:span></text:p>
            </draw:text-box>
          </draw:frame>
        </draw:g>
        <draw:frame draw:style-name="gr12" draw:text-style-name="P2" draw:layer="layout" svg:width="3.457cm" svg:height="0.401cm" svg:x="3.034cm" svg:y="0.611cm">
          <draw:text-box>
            <text:p text:style-name="P3"><text:span text:style-name="T4">Node</text:span></text:p>
          </draw:text-box>
        </draw:frame>
        <draw:g>
          <draw:g>
            <draw:path draw:style-name="gr1" draw:text-style-name="P1" draw:layer="layout" svg:width="2.223cm" svg:height="2.223cm" svg:x="10.636cm" svg:y="9.878cm" svg:viewBox="0 0 2224 2224" svg:d="M0 1112c0-205 47-379 149-556s230-305 407-407 351-149 556-149 379 47 556 149 305 230 407 407 149 351 149 556c0 205-47 379-149 556s-230 305-407 407-351 149-556 149-379-47-556-149-305-230-407-407-149-351-149-556z">
              <text:p/>
            </draw:path>
            <draw:path draw:style-name="gr2" draw:text-style-name="P2" draw:layer="layout" svg:width="2.223cm" svg:height="2.223cm" svg:x="10.636cm" svg:y="9.878cm" svg:viewBox="0 0 2224 2224" svg:d="M0 1112c0-205 47-379 149-556s230-305 407-407 351-149 556-149 379 47 556 149 305 230 407 407 149 351 149 556c0 205-47 379-149 556s-230 305-407 407-351 149-556 149-379-47-556-149-305-230-407-407-149-351-149-556z">
              <text:p/>
            </draw:path>
          </draw:g>
          <draw:frame draw:style-name="gr6" draw:text-style-name="P2" draw:layer="layout" svg:width="2.223cm" svg:height="2.223cm" svg:x="10.636cm" svg:y="9.878cm">
            <draw:text-box>
              <text:p text:style-name="P3"><text:span text:style-name="T1">Receive Packet</text:span></text:p>
            </draw:text-box>
          </draw:frame>
        </draw:g>
        <draw:g>
          <draw:polyline draw:style-name="gr7" draw:text-style-name="P2" draw:layer="layout" svg:width="3.969cm" svg:height="1.367cm" svg:x="12.859cm" svg:y="9.622cm" svg:viewBox="0 0 3970 1368" draw:points="3970,0 3970,1368 0,1368">
            <text:p/>
          </draw:polyline>
          <draw:frame draw:style-name="gr8" draw:text-style-name="P2" draw:layer="layout" svg:width="1.411cm" svg:height="0.621cm" svg:x="14.821cm" svg:y="10.678cm">
            <draw:text-box>
              <text:p text:style-name="P3"><text:span text:style-name="T2">Packet</text:span></text:p>
            </draw:text-box>
          </draw:frame>
        </draw:g>
        <draw:g>
          <draw:g>
            <draw:path draw:style-name="gr1" draw:text-style-name="P1" draw:layer="layout" svg:width="2.223cm" svg:height="2.223cm" svg:x="6.032cm" svg:y="9.86cm" svg:viewBox="0 0 2224 2224" svg:d="M0 1112c0-205 47-379 149-556s230-305 407-407 351-149 556-149 379 47 556 149 305 230 407 407 149 351 149 556c0 205-47 379-149 556s-230 305-407 407-351 149-556 149-379-47-556-149-305-230-407-407-149-351-149-556z">
              <text:p/>
            </draw:path>
            <draw:path draw:style-name="gr2" draw:text-style-name="P2" draw:layer="layout" svg:width="2.223cm" svg:height="2.223cm" svg:x="6.032cm" svg:y="9.86cm" svg:viewBox="0 0 2224 2224" svg:d="M0 1112c0-205 47-379 149-556s230-305 407-407 351-149 556-149 379 47 556 149 305 230 407 407 149 351 149 556c0 205-47 379-149 556s-230 305-407 407-351 149-556 149-379-47-556-149-305-230-407-407-149-351-149-556z">
              <text:p/>
            </draw:path>
          </draw:g>
          <draw:frame draw:style-name="gr6" draw:text-style-name="P2" draw:layer="layout" svg:width="2.223cm" svg:height="2.223cm" svg:x="6.032cm" svg:y="9.86cm">
            <draw:text-box>
              <text:p text:style-name="P3"><text:span text:style-name="T1">Build Adjacency List</text:span></text:p>
            </draw:text-box>
          </draw:frame>
        </draw:g>
        <draw:g>
          <draw:polyline draw:style-name="gr7" draw:text-style-name="P2" draw:layer="layout" svg:width="0.159cm" svg:height="2.461cm" svg:x="11.747cm" svg:y="7.417cm" svg:viewBox="0 0 160 2462" draw:points="0,2462 0,1826 160,1826 160,0">
            <text:p/>
          </draw:polyline>
          <draw:frame draw:style-name="gr8" draw:text-style-name="P2" draw:layer="layout" svg:width="1.411cm" svg:height="0.621cm" svg:x="11.201cm" svg:y="8.416cm">
            <draw:text-box>
              <text:p text:style-name="P3"><text:span text:style-name="T2">Packet</text:span></text:p>
            </draw:text-box>
          </draw:frame>
        </draw:g>
        <draw:g>
          <draw:polyline draw:style-name="gr7" draw:text-style-name="P2" draw:layer="layout" svg:width="2.381cm" svg:height="0.018cm" svg:x="8.255cm" svg:y="10.971cm" svg:viewBox="0 0 2382 19" draw:points="2382,19 1747,19 1747,0 0,0">
            <text:p/>
          </draw:polyline>
          <draw:frame draw:style-name="gr8" draw:text-style-name="P2" draw:layer="layout" svg:width="1.882cm" svg:height="1.009cm" svg:x="8.514cm" svg:y="10.467cm">
            <draw:text-box>
              <text:p text:style-name="P3"><text:span text:style-name="T2">Graph Packet</text:span></text:p>
            </draw:text-box>
          </draw:frame>
        </draw:g>
        <draw:g>
          <draw:polyline draw:style-name="gr7" draw:text-style-name="P2" draw:layer="layout" svg:width="4.763cm" svg:height="2.443cm" svg:x="7.144cm" svg:y="7.417cm" svg:viewBox="0 0 4764 2444" draw:points="0,2444 0,537 4764,537 4764,0">
            <text:p/>
          </draw:polyline>
          <draw:frame draw:style-name="gr8" draw:text-style-name="P2" draw:layer="layout" svg:width="1.882cm" svg:height="1.009cm" svg:x="7.901cm" svg:y="7.451cm">
            <draw:text-box>
              <text:p text:style-name="P3"><text:span text:style-name="T2">Graph Packet</text:span></text:p>
            </draw:text-box>
          </draw:frame>
        </draw:g>
        <draw:g>
          <draw:polyline draw:style-name="gr7" draw:text-style-name="P2" draw:layer="layout" svg:width="0.953cm" svg:height="8.158cm" svg:x="5.08cm" svg:y="2.813cm" svg:viewBox="0 0 954 8159" draw:points="954,8159 0,8159 0,0">
            <text:p/>
          </draw:polyline>
          <draw:frame draw:style-name="gr8" draw:text-style-name="P2" draw:layer="layout" svg:width="1.657cm" svg:height="1.009cm" svg:x="4.252cm" svg:y="6.864cm">
            <draw:text-box>
              <text:p text:style-name="P3"><text:span text:style-name="T2">Graph Data</text:span></text:p>
            </draw:text-box>
          </draw:frame>
        </draw:g>
        <draw:g>
          <draw:polygon draw:style-name="gr13" draw:text-style-name="P5" draw:layer="layout" svg:width="12.723cm" svg:height="8.77cm" svg:x="6.303cm" svg:y="13.455cm" svg:viewBox="0 0 12724 8771" draw:points="12724,8749 12709,0 0,22 15,8771">
            <text:p/>
          </draw:polygon>
          <draw:polygon draw:style-name="gr5" draw:text-style-name="P2" draw:layer="layout" svg:width="12.723cm" svg:height="8.77cm" svg:x="6.303cm" svg:y="13.455cm" svg:viewBox="0 0 12724 8771" draw:points="12724,8749 12709,0 0,22 15,8771">
            <text:p/>
          </draw:polygon>
        </draw:g>
        <draw:frame draw:style-name="gr14" draw:text-style-name="P2" draw:layer="layout" svg:width="3.254cm" svg:height="0.794cm" svg:x="6.303cm" svg:y="12.86cm">
          <draw:text-box>
            <text:p text:style-name="P3"><text:span text:style-name="T4">Observer</text:span></text:p>
          </draw:text-box>
        </draw:frame>
        <draw:g>
          <draw:g>
            <draw:path draw:style-name="gr1" draw:text-style-name="P1" draw:layer="layout" svg:width="2.381cm" svg:height="2.381cm" svg:x="16.232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16.232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16.232cm" svg:y="13.455cm">
            <draw:text-box>
              <text:p text:style-name="P3"><text:span text:style-name="T1">Receive Packet</text:span></text:p>
            </draw:text-box>
          </draw:frame>
        </draw:g>
        <draw:g>
          <draw:polyline draw:style-name="gr7" draw:text-style-name="P2" draw:layer="layout" svg:width="3.81cm" svg:height="7.167cm" svg:x="16.827cm" svg:y="7.479cm" svg:viewBox="0 0 3811 7168" draw:points="0,635 0,0 3811,0 3811,7168 1785,7168">
            <text:p/>
          </draw:polyline>
          <draw:frame draw:style-name="gr8" draw:text-style-name="P2" draw:layer="layout" svg:width="1.411cm" svg:height="0.621cm" svg:x="19.932cm" svg:y="9.541cm">
            <draw:text-box>
              <text:p text:style-name="P3"><text:span text:style-name="T2">Packet</text:span></text:p>
            </draw:text-box>
          </draw:frame>
        </draw:g>
        <draw:g>
          <draw:path draw:style-name="gr9" draw:text-style-name="P2" draw:layer="layout" svg:width="1.905cm" svg:height="0.953cm" svg:x="12.343cm" svg:y="17.365cm" svg:viewBox="0 0 1906 954" svg:d="M0 954h1906M0 0h1906">
            <text:p/>
          </draw:path>
          <draw:frame draw:style-name="gr3" draw:text-style-name="P2" draw:layer="layout" svg:width="1.905cm" svg:height="0.953cm" svg:x="12.343cm" svg:y="17.365cm">
            <draw:text-box>
              <text:p text:style-name="P3"><text:span text:style-name="T3">Local Storage</text:span></text:p>
            </draw:text-box>
          </draw:frame>
        </draw:g>
        <draw:g>
          <draw:g>
            <draw:path draw:style-name="gr1" draw:text-style-name="P1" draw:layer="layout" svg:width="2.381cm" svg:height="2.381cm" svg:x="16.232cm" svg:y="19.051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16.232cm" svg:y="19.051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16.232cm" svg:y="19.051cm">
            <draw:text-box>
              <text:p text:style-name="P3"><text:span text:style-name="T1">Decode Packet</text:span></text:p>
            </draw:text-box>
          </draw:frame>
        </draw:g>
        <draw:g>
          <draw:line draw:style-name="gr7" draw:text-style-name="P2" draw:layer="layout" svg:x1="16.232cm" svg:y1="14.646cm" svg:x2="13.851cm" svg:y2="14.646cm">
            <text:p/>
          </draw:line>
          <draw:frame draw:style-name="gr8" draw:text-style-name="P2" draw:layer="layout" svg:width="1.411cm" svg:height="0.621cm" svg:x="14.336cm" svg:y="14.335cm">
            <draw:text-box>
              <text:p text:style-name="P3"><text:span text:style-name="T2">Packet</text:span></text:p>
            </draw:text-box>
          </draw:frame>
        </draw:g>
        <draw:g>
          <draw:g>
            <draw:path draw:style-name="gr1" draw:text-style-name="P1" draw:layer="layout" svg:width="2.381cm" svg:height="2.381cm" svg:x="11.47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11.47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11.47cm" svg:y="13.455cm">
            <draw:text-box>
              <text:p text:style-name="P3"><text:span text:style-name="T1">Broadcast Packet</text:span></text:p>
            </draw:text-box>
          </draw:frame>
        </draw:g>
        <draw:g>
          <draw:polyline draw:style-name="gr7" draw:text-style-name="P2" draw:layer="layout" svg:width="6.628cm" svg:height="4.587cm" svg:x="12.66cm" svg:y="8.868cm" svg:viewBox="0 0 6629 4588" draw:points="0,4588 0,3953 6629,3953 6629,0 5994,0">
            <text:p/>
          </draw:polyline>
          <draw:frame draw:style-name="gr8" draw:text-style-name="P2" draw:layer="layout" svg:width="1.411cm" svg:height="0.621cm" svg:x="17.245cm" svg:y="12.51cm">
            <draw:text-box>
              <text:p text:style-name="P3"><text:span text:style-name="T2">Packet</text:span></text:p>
            </draw:text-box>
          </draw:frame>
        </draw:g>
        <draw:g>
          <draw:line draw:style-name="gr7" draw:text-style-name="P2" draw:layer="layout" svg:x1="17.423cm" svg:y1="15.836cm" svg:x2="17.423cm" svg:y2="19.05cm">
            <text:p/>
          </draw:line>
          <draw:frame draw:style-name="gr8" draw:text-style-name="P2" draw:layer="layout" svg:width="1.411cm" svg:height="0.621cm" svg:x="16.717cm" svg:y="17.133cm">
            <draw:text-box>
              <text:p text:style-name="P3"><text:span text:style-name="T2">Packet</text:span></text:p>
            </draw:text-box>
          </draw:frame>
        </draw:g>
        <draw:g>
          <draw:polyline draw:style-name="gr7" draw:text-style-name="P2" draw:layer="layout" svg:width="2.461cm" svg:height="1.925cm" svg:x="13.772cm" svg:y="18.317cm" svg:viewBox="0 0 2462 1926" draw:points="2462,1926 0,1926 0,0">
            <text:p/>
          </draw:polyline>
          <draw:frame draw:style-name="gr8" draw:text-style-name="P2" draw:layer="layout" svg:width="1.411cm" svg:height="1.009cm" svg:x="13.334cm" svg:y="19.737cm">
            <draw:text-box>
              <text:p text:style-name="P3"><text:span text:style-name="T2">GPS Data</text:span></text:p>
            </draw:text-box>
          </draw:frame>
        </draw:g>
        <draw:g>
          <draw:g>
            <draw:path draw:style-name="gr1" draw:text-style-name="P1" draw:layer="layout" svg:width="2.381cm" svg:height="2.381cm" svg:x="7.58cm" svg:y="19.329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7.58cm" svg:y="19.329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7.58cm" svg:y="19.329cm">
            <draw:text-box>
              <text:p text:style-name="P3"><text:span text:style-name="T1">Display GPS data on GUI</text:span></text:p>
            </draw:text-box>
          </draw:frame>
        </draw:g>
        <draw:g>
          <draw:g>
            <draw:polygon draw:style-name="gr1" draw:text-style-name="P1" draw:layer="layout" svg:width="4.048cm" svg:height="2.024cm" svg:x="0.953cm" svg:y="19.686cm" svg:viewBox="0 0 4049 2025" draw:points="0,2025 4049,2025 4049,0 0,0">
              <text:p/>
            </draw:polygon>
            <draw:polygon draw:style-name="gr2" draw:text-style-name="P2" draw:layer="layout" svg:width="4.048cm" svg:height="2.024cm" svg:x="0.953cm" svg:y="19.686cm" svg:viewBox="0 0 4049 2025" draw:points="0,2025 4049,2025 4049,0 0,0">
              <text:p/>
            </draw:polygon>
          </draw:g>
          <draw:frame draw:style-name="gr15" draw:text-style-name="P2" draw:layer="layout" svg:width="4.048cm" svg:height="2.024cm" svg:x="0.953cm" svg:y="19.686cm">
            <draw:text-box>
              <text:p text:style-name="P3"><text:span text:style-name="T1">Laptop Display</text:span></text:p>
            </draw:text-box>
          </draw:frame>
        </draw:g>
        <draw:g>
          <draw:polyline draw:style-name="gr7" draw:text-style-name="P2" draw:layer="layout" svg:width="7.461cm" svg:height="0.913cm" svg:x="9.962cm" svg:y="20.519cm" svg:viewBox="0 0 7462 914" draw:points="7462,914 714,914 714,0 0,0">
            <text:p/>
          </draw:polyline>
          <draw:frame draw:style-name="gr8" draw:text-style-name="P2" draw:layer="layout" svg:width="1.411cm" svg:height="1.009cm" svg:x="12.53cm" svg:y="20.928cm">
            <draw:text-box>
              <text:p text:style-name="P3"><text:span text:style-name="T2">GPS Data</text:span></text:p>
            </draw:text-box>
          </draw:frame>
        </draw:g>
        <draw:g>
          <draw:polyline draw:style-name="gr7" draw:text-style-name="P2" draw:layer="layout" svg:width="2.58cm" svg:height="0.179cm" svg:x="5.001cm" svg:y="20.519cm" svg:viewBox="0 0 2581 180" draw:points="2581,0 1946,0 1946,180 0,180">
            <text:p/>
          </draw:polyline>
          <draw:frame draw:style-name="gr8" draw:text-style-name="P2" draw:layer="layout" svg:width="1.816cm" svg:height="1.009cm" svg:x="5.472cm" svg:y="20.194cm">
            <draw:text-box>
              <text:p text:style-name="P3"><text:span text:style-name="T2">Map Overlay</text:span></text:p>
            </draw:text-box>
          </draw:frame>
        </draw:g>
        <draw:g>
          <draw:g>
            <draw:polygon draw:style-name="gr1" draw:text-style-name="P1" draw:layer="layout" svg:width="3.334cm" svg:height="1.667cm" svg:x="0.953cm" svg:y="12.503cm" svg:viewBox="0 0 3335 1668" draw:points="0,1668 3335,1668 3335,0 0,0">
              <text:p/>
            </draw:polygon>
            <draw:polygon draw:style-name="gr2" draw:text-style-name="P2" draw:layer="layout" svg:width="3.334cm" svg:height="1.667cm" svg:x="0.953cm" svg:y="12.503cm" svg:viewBox="0 0 3335 1668" draw:points="0,1668 3335,1668 3335,0 0,0">
              <text:p/>
            </draw:polygon>
          </draw:g>
          <draw:frame draw:style-name="gr16" draw:text-style-name="P2" draw:layer="layout" svg:width="3.334cm" svg:height="1.667cm" svg:x="0.953cm" svg:y="12.503cm">
            <draw:text-box>
              <text:p text:style-name="P3"><text:span text:style-name="T1">MongoDB (Database)</text:span></text:p>
            </draw:text-box>
          </draw:frame>
        </draw:g>
        <draw:g>
          <draw:g>
            <draw:path draw:style-name="gr1" draw:text-style-name="P1" draw:layer="layout" svg:width="2.381cm" svg:height="2.381cm" svg:x="7.58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7.58cm" svg:y="13.45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7.58cm" svg:y="13.455cm">
            <draw:text-box>
              <text:p text:style-name="P3"><text:span text:style-name="T1">Export to Database</text:span></text:p>
            </draw:text-box>
          </draw:frame>
        </draw:g>
        <draw:g>
          <draw:polyline draw:style-name="gr7" draw:text-style-name="P2" draw:layer="layout" svg:width="2.381cm" svg:height="3.195cm" svg:x="9.962cm" svg:y="14.646cm" svg:viewBox="0 0 2382 3196" draw:points="2382,3196 635,3196 635,0 0,0">
            <text:p/>
          </draw:polyline>
          <draw:frame draw:style-name="gr8" draw:text-style-name="P2" draw:layer="layout" svg:width="1.411cm" svg:height="1.009cm" svg:x="9.891cm" svg:y="16.294cm">
            <draw:text-box>
              <text:p text:style-name="P3"><text:span text:style-name="T2">GPS Data</text:span></text:p>
            </draw:text-box>
          </draw:frame>
        </draw:g>
        <draw:g>
          <draw:polyline draw:style-name="gr7" draw:text-style-name="P2" draw:layer="layout" svg:width="3.294cm" svg:height="1.31cm" svg:x="4.286cm" svg:y="13.336cm" svg:viewBox="0 0 3295 1311" draw:points="3295,1311 396,1311 396,0 0,0">
            <text:p/>
          </draw:polyline>
          <draw:frame draw:style-name="gr8" draw:text-style-name="P2" draw:layer="layout" svg:width="1.411cm" svg:height="1.009cm" svg:x="4.573cm" svg:y="14.141cm">
            <draw:text-box>
              <text:p text:style-name="P3"><text:span text:style-name="T2">GPS Data</text:span></text:p>
            </draw:text-box>
          </draw:frame>
        </draw:g>
        <draw:g>
          <draw:g>
            <draw:path draw:style-name="gr1" draw:text-style-name="P1" draw:layer="layout" svg:width="2.381cm" svg:height="2.381cm" svg:x="7.58cm" svg:y="16.6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path draw:style-name="gr2" draw:text-style-name="P2" draw:layer="layout" svg:width="2.381cm" svg:height="2.381cm" svg:x="7.58cm" svg:y="16.65cm" svg:viewBox="0 0 2382 2382" svg:d="M0 1191c0-219 50-405 160-595 109-190 246-326 435-436 190-110 377-160 596-160s406 50 595 160c190 110 327 246 436 436 110 190 160 376 160 595 0 220-50 406-160 596-109 190-246 326-436 436-189 110-376 159-595 159s-406-49-595-159c-190-110-327-246-436-436-110-190-160-376-160-596z">
              <text:p/>
            </draw:path>
          </draw:g>
          <draw:frame draw:style-name="gr10" draw:text-style-name="P2" draw:layer="layout" svg:width="2.381cm" svg:height="2.381cm" svg:x="7.58cm" svg:y="16.65cm">
            <draw:text-box>
              <text:p text:style-name="P3"><text:span text:style-name="T1">Replay GPS History</text:span></text:p>
            </draw:text-box>
          </draw:frame>
        </draw:g>
        <draw:g>
          <draw:polyline draw:style-name="gr7" draw:text-style-name="P2" draw:layer="layout" svg:width="6.152cm" svg:height="2.481cm" svg:x="2.619cm" svg:y="14.169cm" svg:viewBox="0 0 6153 2482" draw:points="0,0 0,2165 6153,2165 6153,2482">
            <text:p/>
          </draw:polyline>
          <draw:frame draw:style-name="gr8" draw:text-style-name="P2" draw:layer="layout" svg:width="2.286cm" svg:height="1.009cm" svg:x="3.629cm" svg:y="15.828cm">
            <draw:text-box>
              <text:p text:style-name="P3"><text:span text:style-name="T2">History GPS Data</text:span></text:p>
            </draw:text-box>
          </draw:frame>
        </draw:g>
        <draw:g>
          <draw:polyline draw:style-name="gr7" draw:text-style-name="P2" draw:layer="layout" svg:width="4.604cm" svg:height="1.845cm" svg:x="2.977cm" svg:y="17.841cm" svg:viewBox="0 0 4605 1846" draw:points="4605,0 0,0 0,1846">
            <text:p/>
          </draw:polyline>
          <draw:frame draw:style-name="gr8" draw:text-style-name="P2" draw:layer="layout" svg:width="1.816cm" svg:height="1.009cm" svg:x="3.448cm" svg:y="17.336cm">
            <draw:text-box>
              <text:p text:style-name="P3"><text:span text:style-name="T2">Map Overlay</text:span></text:p>
            </draw:text-box>
          </draw:frame>
        </draw:g>
        <draw:frame draw:style-name="gr17" draw:text-style-name="P7" draw:layer="layout" svg:width="19.558cm" svg:height="4.517cm" svg:x="0.889cm" svg:y="22.733cm">
          <draw:text-box>
            <text:p text:style-name="P6"><text:span text:style-name="T5">Above is the data flow diagram for our GPS-mesh network. <text:s/>The meshnetwork is comprised of nodes and an observer. <text:s/>The nodes collect GPS data from the GPS sattelites. <text:s/>Then nodes store the information, create a GPS packet, and broadcast that packet to the mesh net. <text:s/>Upon receiving a GPS packet from the mesh, the nodes will create an adjacency list which will store the immediate network topology connected to the receiving node. <text:s/>This adjacency list will then be broadcast to the mesh net. <text:s/>The observer will be receiving packets from the mesh net, rebroadcast the packet, decode the packet, store the GPS data in local storage, and display the GPS data to the GUI on the laptop running the software. <text:s/>Local storage will export the information to a MongoDB database. <text:s/>This database will be used to create a history of the race, which will then be displayed on the lapto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arker_5f_0" draw:display-name="Marker_0" svg:viewBox="0 0 20 20" svg:d="M10 0l-10 2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4T11:59:07.471081845</dc:date>
    <dc:description/>
    <dc:language>en-US</dc:language>
    <dc:subject/>
    <dc:title/>
    <meta:creation-date>2018-02-14T00:04:30Z</meta:creation-date>
    <meta:initial-creator>Robbie Gamboa</meta:initial-creator>
    <meta:keyword/>
    <meta:generator>LibreOffice/5.1.6.2$Linux_X86_64 LibreOffice_project/10m0$Build-2</meta:generator>
    <meta:editing-duration>PT8M18S</meta:editing-duration>
    <meta:editing-cycles>3</meta:editing-cycles>
    <meta:document-statistic meta:object-count="153"/>
    <meta:user-defined meta:name="category"/>
    <meta:user-defined meta:name="company">Western Washington University</meta:user-defined>
    <meta:template xlink:type="simple" xlink:actuate="onRequest" xlink:title="DATFLO_U.VSTX" xlink:href=""/>
  </office:meta>
</office:document-meta>
</file>